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6:15:47.9110238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00:36:48.981903875</meta:creation-date>
    <dc:date>2025-06-16T16:15:58.905667599</dc:date>
    <meta:editing-duration>PT1M36S</meta:editing-duration>
    <meta:editing-cycles>5</meta:editing-cycles>
    <meta:generator>LibreOffice/24.8.7.2$Linux_X86_64 LibreOffice_project/480$Build-2</meta:generator>
    <meta:document-statistic meta:table-count="5" meta:cell-count="230" meta:object-count="0"/>
  </office:meta>
</office:document-meta>
</file>